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6633" draw:textarea-vertical-align="middl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Red_20_Gradient_20_1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05cm" draw:shadow-offset-y="0.305cm" draw:shadow-color="#00cc00" draw:shadow-opacity="40%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1c79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3cm" fo:min-width="0cm"/>
    </style:style>
    <style:style style:name="gr6" style:family="graphic" style:parent-style-name="standard">
      <style:graphic-properties svg:stroke-width="0.102cm" svg:stroke-color="#006600" draw:marker-start-width="0.352cm" draw:marker-end-width="0.352cm" draw:fill="solid" draw:fill-color="#c5000b" draw:auto-grow-height="false" fo:min-height="0cm" fo:min-width="0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cc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c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24cm" svg:height="2.159cm" svg:x="3.81cm" svg:y="13.335cm">
          <text:p/>
        </draw:rect>
        <draw:custom-shape draw:style-name="gr2" draw:text-style-name="P2" draw:layer="layout" svg:width="13.97cm" svg:height="6.985cm" svg:x="7.436cm" svg:y="-0.046cm">
          <text:p text:style-name="P2"><text:span text:style-name="T1">Merry Christmas!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ircle draw:style-name="gr3" draw:text-style-name="P1" draw:layer="layout" svg:width="4.064cm" svg:height="4.064cm" svg:x="20.32cm" svg:y="14.605cm">
          <text:p/>
        </draw:circle>
        <draw:ellipse draw:style-name="gr3" draw:text-style-name="P1" draw:layer="layout" svg:width="3.302cm" svg:height="3.469cm" svg:x="20.62cm" svg:y="12.7cm">
          <text:p/>
        </draw:ellipse>
        <draw:custom-shape draw:style-name="gr4" draw:text-style-name="P1" draw:layer="layout" svg:width="3.556cm" svg:height="2.159cm" svg:x="2.794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556cm" svg:height="2.159cm" svg:x="2.794cm" svg:y="10.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556cm" svg:height="2.159cm" svg:x="2.794cm" svg:y="11.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3.761cm" svg:height="4.953cm" svg:x="6.731cm" svg:y="8.636cm">
          <draw:text-box>
            <text:p text:style-name="P3"><text:span text:style-name="T2">Sometimes the greatest gifts are from the heart and soul, not from the money. It doesn't matter how simple it is</text:span></text:p>
          </draw:text-box>
        </draw:frame>
        <draw:custom-shape draw:style-name="gr6" draw:layer="layout" svg:width="7.366cm" svg:height="7.239cm" svg:x="9.652cm" svg:y="11.557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to_20_white" draw:display-name="Blue to white" draw:style="linear" draw:start-color="#0066cc" draw:end-color="#ffffff" draw:start-intensity="100%" draw:end-intensity="100%" draw:angle="0" draw:border="45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ffffff" draw:fill-gradient-name="Blue_20_to_20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Travis Malmquist</meta:initial-creator>
    <meta:creation-date>2019-12-24T14:40:27.85</meta:creation-date>
    <dc:date>2019-12-24T15:56:32.52</dc:date>
    <dc:creator>Travis Malmquist</dc:creator>
    <meta:editing-duration>PT1H53S</meta:editing-duration>
    <meta:editing-cycles>5</meta:editing-cycles>
    <meta:generator>OpenOffice/4.1.6$Win32 OpenOffice.org_project/416m1$Build-9790</meta:generator>
    <meta:document-statistic meta:object-count="9"/>
  </office:meta>
</office:document-meta>
</file>